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office:body>
    <office:text>
      <text:p text:style-name="Normal">게임은 사람을 바보로 만든다</text:p>
      <text:p text:style-name="Normal">2019.09.30. KAL093 on Airborn. 오유신</text:p>
      <text:p text:style-name="Normal"/>
      <text:p text:style-name="Normal">우리는 왜 게임을 하는 것일까. 문득, 이 비행기에서 나의 좌석의 왼쪽에 앉아 있는 지혁이가 은모와 함께 휴대전화를 들고서 게임을 하는 것을 보고 이 생각이 들었다.</text:p>
      <text:p text:style-name="Normal"/>
      <text:p text:style-name="Normal">가만히 생각해볼 때, 처음 드는 생각은 게임은 아무짝에도 쓸모가 없다는 것이다. 나 또한 간혹가다 그 유혹을 뿌리치지 못하고 게임에 심취하여 계획한 일들을 하지 못하고 망치는 인간이기에, 나의 친구들의 이러한 행위에 대하여 내가 코멘트를 단다는 것은 조금 웃긴 일이라고 할 수 있겠으나, 하지만 나는 오늘 분명히 해야만 할 것이다.</text:p>
      <text:p text:style-name="Normal"/>
      <text:p text:style-name="Normal">그래, 게임은 쓸모가 없다. 무용성의 행위이다. 순간의 쾌락은 지속되지 않는다는 것을 우리 모두 알고 있다. 차라리 쾌락을 쫓을 것이라면, 자학의 행위에서 얻는 마조히즘적인 쾌락이라던가, 장기적으로 지속될 수 있는 쾌락을 취하는 것이 훨씬 낫겠다. 그 중에서도, 고통으로 전환될 확률이 적은 것을 택하는 것이 개인에게 있어 가장 합리적인 선택이 아니겠는가.</text:p>
      <text:p text:style-name="Normal"/>
      <text:p text:style-name="Normal">게임은 합리적 선택의 관점에서 볼 때 과연 합리적인지 의심이 된다. 물론 개인이 게임을 그 순간 함으로서 얻는 순간적인 쾌락의 효용이 절대적으로 크다면 그것은 합리적 선택의 관점에서는 분명히 합리적인 선택에 해당한다. 그러나, 장기적인 안목을 가지고 있는 자라면, 그러한 게임을 할 시간에 정석이라도 한 문제 더 풀던가(2차고사까지 정확하게 64일 남아 있다), 국어 수행평가를 준비하던가, 좀 더 생산적인 활동을 할 수 있지 않겠는가. 왜 그들은 - 그리고 나는 그 아까운 시간들을 게임이라는 것에 쓸데없이 바치게 되었는가.</text:p>
      <text:p text:style-name="Normal"/>
      <text:p text:style-name="Normal">게임 자체는 중독성을 가지고 있다. 이는 틀림없이 맞는 말이기는 하다. 나 자신 또한 게임이라는 것이, 결국 하다보면 그렇게 재미있지도 않고 무료한데도 불구하고, 이상하게 그 게임을 하고 있지 않으면 그 게임 생각이 난다. 이런 심리학적인 현상을 나도 어떻게 설명해야 할지 모르겠다. 알다가도 모르는 것, 하다가도 시간 가는 줄 모르는 것, 그러다가 인생을 망치는 것이 바로 게임이고, 만악의 근원이 게임이고, 삶의 활력소가 아닌 삶에 있어서 마약과 다름 없는 것이 게임이다.</text:p>
      <text:p text:style-name="Normal"/>
      <text:p text:style-name="Normal">게임은 우리의 이성을 마비시킨다. 내가 생각할 때에는 게임에 있어서 폭력적인 요소들은, 실제 현실에서 사람들이 폭력적으로 행동하는데도 분명히 기여한다. 예를 들어서, 물론 나는 그런 게임들은 저급한 것이고, 야만적인 것이며 거들떠볼 가치조차 없는 것이라고 생각하기 때문에 하지는 않지만, 포트나이트와 같은 게임들을 생각해보자. 게임에 너무 몰입한 이들은 결국 게임과 현실을 구분할 수 없는 지경에 이르게 된다. 그들이 플레이하던 게임의 룰이 현실세계에 적용되지 않음에도 불구하고, 그들은 가상 세계에서 헤어나오지 못해 가정이 붕괴되고, 그들의 인간관계가 붕괴된다. 그러면, 결국 그들은 점점 이른바 ‘방구석 폐인’이 되어가고, 다른 이들과 마찰을 겪지 못하거나 혹은, 너무 많이 마찰을 겪어 표면이 부서진 것은, 마치 그래, 지표에서 암석이 물이 얼어버릴 때 거친 표면으로 깨지듯이, 날카롭게 그들을 더욱 만들어간다. 그것은, 분명히 현대 문물이 가져다준 안타까운 효과라고 말할 것이다.</text:p>
      <text:p text:style-name="Normal"/>
      <text:p text:style-name="Normal">우리는 현실주의자가 되어야 한다. 아무리 이상적인 세계가 있고, 우리가 즐거워하는 가상의 세계가 무척 마음에 드는 것일지라도, 우리가 실존하고 있는 현실에서 우리가 아무런 소득도 얻지 못한다면, 우리는 그 게임에 길들여진 것이요, 그것들을 만들어낸 현실의 이들의 손아귀에 놀아나는 행위밖에 되지 않는다. 이러한 관점에서 보면, 게임이라는 것은 결국 사람에게 어떤 사상을 주입하고, 사람을 지배하는 데에 있어 실로 혁신적인 무기라고 말할 수 있을 것이다.</text:p>
      <text:p text:style-name="Normal"/>
      <text:p text:style-name="Normal">가장 무서운 무기는 쥐도새도 모르게, 자신도 모르는 사이에 노출되어 치명적인 수준에 달함으로서, 그들을 서서히 죽여나가는 무기라고도 한다. 한 방에 포탄에 맞고 살점이 튀면서 끔찍하게 살해당하는 경우보다는, 서서히, 사회적으로 격리되어 버림받으며, 아무것도 할 수 없다는 고통, 그리고 그 고통을 더욱 가중하지만 그것밖에 탈출구가 없어서 그 ‘탈출구 아닌 탈출구’로서 자기 자신을 더욱 악화시키는 것은 너무나도 비참한 일일 것이다. 당장 우리는 우리의 정신적인 건강을 해하는, 우리의 이성과 정상적인 판단, 그리고 가치관을 마비시키는 게임이라는 더러운 무기를 우리 스스로 우리 자신에게 사용하는 것을 중단해야 한다. 그렇지 않으면, 우리 모두 분명히 게임 회사의 노예로서 전락하고야 말 것이다. 그들이 바라는 대로 우리 스스로를 만들어 줄 것인가?</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